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2cm">
          <draw:text-box>
            <text:p><text:span text:style-name="T1">i</text:span></text:p>
          </draw:text-box>
        </draw:frame>
        <draw:frame draw:style-name="gr3" draw:text-style-name="P2" draw:layer="layout" svg:width="15.133cm" svg:height="8.512cm" svg:x="0.1cm" svg:y="0.8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2-15T19:07:22.486849639</dc:date>
    <meta:editing-duration>PT3M3S</meta:editing-duration>
    <meta:editing-cycles>22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34cm" svg:height="8.513cm" xlink:href="." xlink:type="simple" chart:class="chart:scatter" chart:style-name="ch1">
        <chart:plot-area chart:style-name="ch2" chart:data-source-has-labels="both" svg:x="0.302cm" svg:y="0.17cm" svg:width="14.53cm" svg:height="8.173cm">
          <chartooo:coordinate-region svg:x="0.844cm" svg:y="0.369cm" svg:width="13.894cm" svg:height="7.775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57252759403147E-016">
                <text:p>8.57252759403147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10218211923262E-015">
                <text:p>-1.10218211923262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